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4720000006AD3113414.png"/>
  <manifest:file-entry manifest:media-type="" manifest:full-path="Pictures/2000003F000019F8000016E1B25DA732.svm"/>
  <manifest:file-entry manifest:media-type="" manifest:full-path="Pictures/20000D4500006E3E000052F86BF85899.svm"/>
  <manifest:file-entry manifest:media-type="" manifest:full-path="Pictures/200000CC00001FF800002C19B9D5C6C1.svm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1.1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6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8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1.947cm"/>
    </style:style>
    <style:style style:name="gr10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P1" style:family="paragraph">
      <style:paragraph-properties fo:text-align="center"/>
    </style:style>
    <style:style style:name="P2" style:family="paragraph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3" style:family="paragraph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9pt" fo:font-style="italic" style:font-size-asian="9pt" style:font-style-asian="italic" style:font-size-complex="9pt" style:font-style-complex="italic"/>
    </style:style>
    <style:style style:name="P6" style:family="paragraph">
      <style:text-properties fo:color="#333333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3333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path draw:style-name="gr1" draw:text-style-name="P1" draw:layer="layout" svg:width="3.606cm" svg:height="2.68cm" svg:x="9.05cm" svg:y="8.519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1" draw:layer="layout" svg:width="0.151cm" svg:height="0.242cm" svg:x="12.378cm" svg:y="10.471cm" svg:viewBox="0 0 152 243" svg:d="m70 0c42 84 68 160 82 228l-38 7-38 8c-12-62-37-131-76-209l35-17z">
            <text:p/>
          </draw:path>
          <draw:path draw:style-name="gr2" draw:text-style-name="P1" draw:layer="layout" svg:width="0.132cm" svg:height="0.238cm" svg:x="12.407cm" svg:y="10.787cm" svg:viewBox="0 0 133 239" svg:d="m133 0v15c0 45-6 85-18 122-13 38-30 72-53 102l-31-23-31-23c18-24 32-50 41-79 10-30 15-63 15-99v-12l38-2z">
            <text:p/>
          </draw:path>
          <draw:path draw:style-name="gr2" draw:text-style-name="P1" draw:layer="layout" svg:width="0.241cm" svg:height="0.173cm" svg:x="12.169cm" svg:y="11.03cm" svg:viewBox="0 0 242 174" svg:d="m242 58c-29 26-63 49-100 68s-76 35-118 48l-12-37-12-37c38-11 73-26 106-43 32-16 60-35 86-57l25 29z">
            <text:p/>
          </draw:path>
          <draw:path draw:style-name="gr2" draw:text-style-name="P1" draw:layer="layout" svg:width="0.241cm" svg:height="0.107cm" svg:x="11.874cm" svg:y="11.15cm" svg:viewBox="0 0 242 108" svg:d="m242 75c-76 18-156 28-237 33l-2-38-3-39c76-5 153-14 225-31l8 37z">
            <text:p/>
          </draw:path>
          <draw:path draw:style-name="gr2" draw:text-style-name="P1" draw:layer="layout" svg:width="0.236cm" svg:height="0.084cm" svg:x="11.562cm" svg:y="11.177cm" svg:viewBox="0 0 237 85" svg:d="m237 85h-47c-66 0-131-3-190-8l4-38 3-39c57 5 119 8 183 8 15 0 30 0 46-1l1 39z">
            <text:p/>
          </draw:path>
          <draw:path draw:style-name="gr2" draw:text-style-name="P1" draw:layer="layout" svg:width="0.229cm" svg:height="0.146cm" svg:x="11.263cm" svg:y="11.155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2" draw:text-style-name="P1" draw:layer="layout" svg:width="0.242cm" svg:height="0.143cm" svg:x="10.985cm" svg:y="11.269cm" svg:viewBox="0 0 243 144" svg:d="m243 70c-77 36-154 60-229 74l-7-38-7-38c69-13 140-35 211-68l16 35z">
            <text:p/>
          </draw:path>
          <draw:path draw:style-name="gr2" draw:text-style-name="P1" draw:layer="layout" svg:width="0.242cm" svg:height="0.098cm" svg:x="10.677cm" svg:y="11.326cm" svg:viewBox="0 0 243 99" svg:d="m243 97c-20 1-39 2-59 2-64 0-126-8-184-25l10-37 11-37c51 14 106 22 163 22 18 0 35-1 53-2l3 38z">
            <text:p/>
          </draw:path>
          <draw:path draw:style-name="gr2" draw:text-style-name="P1" draw:layer="layout" svg:width="0.23cm" svg:height="0.195cm" svg:x="10.399cm" svg:y="11.177cm" svg:viewBox="0 0 231 196" svg:d="m200 196c-76-33-144-82-200-144l29-26 29-26c48 54 107 96 173 125l-15 35z">
            <text:p/>
          </draw:path>
          <draw:path draw:style-name="gr2" draw:text-style-name="P1" draw:layer="layout" svg:width="0.242cm" svg:height="0.162cm" svg:x="10.16cm" svg:y="11.125cm" svg:viewBox="0 0 243 163" svg:d="m243 60c-31 24-65 45-103 62s-79 31-121 41l-10-37-9-38c38-9 74-21 107-36s62-32 88-52l24 30z">
            <text:p/>
          </draw:path>
          <draw:path draw:style-name="gr2" draw:text-style-name="P1" draw:layer="layout" svg:width="0.242cm" svg:height="0.084cm" svg:x="9.856cm" svg:y="11.227cm" svg:viewBox="0 0 243 85" svg:d="m243 76c-41 6-82 9-124 9-39 0-79-3-119-8l5-38 5-38c36 4 73 7 109 7 38 0 76-3 113-8l5 38z">
            <text:p/>
          </draw:path>
          <draw:path draw:style-name="gr2" draw:text-style-name="P1" draw:layer="layout" svg:width="0.243cm" svg:height="0.151cm" svg:x="9.549cm" svg:y="11.139cm" svg:viewBox="0 0 244 152" svg:d="m228 152c-80-17-158-46-228-85l19-34 19-33c63 35 134 61 206 76l-8 38z">
            <text:p/>
          </draw:path>
          <draw:path draw:style-name="gr2" draw:text-style-name="P1" draw:layer="layout" svg:width="0.21cm" svg:height="0.221cm" svg:x="9.315cm" svg:y="10.94cm" svg:viewBox="0 0 211 222" svg:d="m165 222c-66-49-123-110-165-183l34-19 33-20c37 64 86 117 144 159l-23 31z">
            <text:p/>
          </draw:path>
          <draw:path draw:style-name="gr2" draw:text-style-name="P1" draw:layer="layout" svg:width="0.113cm" svg:height="0.239cm" svg:x="9.238cm" svg:y="10.665cm" svg:viewBox="0 0 114 240" svg:d="m42 240c-27-68-42-146-42-232v-8h39l39 1v7c0 76 12 144 36 204l-36 14z">
            <text:p/>
          </draw:path>
          <draw:path draw:style-name="gr2" draw:text-style-name="P1" draw:layer="layout" svg:width="0.243cm" svg:height="0.196cm" svg:x="9.078cm" svg:y="10.414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2" draw:text-style-name="P1" draw:layer="layout" svg:width="0.17cm" svg:height="0.24cm" svg:x="8.919cm" svg:y="10.161cm" svg:viewBox="0 0 171 241" svg:d="m108 241c-46-65-83-139-108-218l36-12 37-11c23 71 56 137 98 196l-32 22z">
            <text:p/>
          </draw:path>
          <draw:path draw:style-name="gr2" draw:text-style-name="P1" draw:layer="layout" svg:width="0.09cm" svg:height="0.243cm" svg:x="8.882cm" svg:y="9.862cm" svg:viewBox="0 0 91 244" svg:d="m16 244c-11-49-16-100-16-151 0-31 2-62 6-93l38 5 39 6c-4 27-6 55-6 82 0 46 5 91 14 136l-37 7z">
            <text:p/>
          </draw:path>
          <draw:path draw:style-name="gr2" draw:text-style-name="P1" draw:layer="layout" svg:width="0.168cm" svg:height="0.24cm" svg:x="8.904cm" svg:y="9.561cm" svg:viewBox="0 0 169 241" svg:d="m0 221c21-77 55-152 107-221l31 24 31 23c-46 61-76 126-94 194l-38-10z">
            <text:p/>
          </draw:path>
          <draw:path draw:style-name="gr2" draw:text-style-name="P1" draw:layer="layout" svg:width="0.229cm" svg:height="0.197cm" svg:x="9.064cm" svg:y="9.355cm" svg:viewBox="0 0 230 198" svg:d="m0 145c51-54 115-103 192-145l19 33 19 34c-70 39-128 83-174 131l-28-26z">
            <text:p/>
          </draw:path>
          <draw:path draw:style-name="gr2" draw:text-style-name="P1" draw:layer="layout" svg:width="0.12cm" svg:height="0.248cm" svg:x="9.289cm" svg:y="9.139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2" draw:text-style-name="P1" draw:layer="layout" svg:width="0.172cm" svg:height="0.234cm" svg:x="9.297cm" svg:y="8.835cm" svg:viewBox="0 0 173 235" svg:d="m0 221c8-44 23-84 43-121s45-70 75-100l27 27 28 27c-25 25-46 53-62 83-17 30-29 63-35 98l-38-7z">
            <text:p/>
          </draw:path>
          <draw:path draw:style-name="gr2" draw:text-style-name="P1" draw:layer="layout" svg:width="0.241cm" svg:height="0.164cm" svg:x="9.478cm" svg:y="8.677cm" svg:viewBox="0 0 242 165" svg:d="m0 103c64-47 140-82 223-103l9 37 10 37c-73 19-140 50-196 91l-23-31z">
            <text:p/>
          </draw:path>
          <draw:path draw:style-name="gr2" draw:text-style-name="P1" draw:layer="layout" svg:width="0.243cm" svg:height="0.086cm" svg:x="9.78cm" svg:y="8.652cm" svg:viewBox="0 0 244 87" svg:d="m0 9c38-6 77-9 115-9 43 0 86 4 129 11l-6 38-7 38c-38-6-77-9-116-9-35 0-69 2-103 7l-6-38z">
            <text:p/>
          </draw:path>
          <draw:path draw:style-name="gr2" draw:text-style-name="P1" draw:layer="layout" svg:width="0.252cm" svg:height="0.186cm" svg:x="10.083cm" svg:y="8.68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2" draw:text-style-name="P1" draw:layer="layout" svg:width="0.202cm" svg:height="0.224cm" svg:x="10.296cm" svg:y="8.527cm" svg:viewBox="0 0 203 225" svg:d="m0 190c19-38 42-73 69-105 26-32 55-60 87-85l23 31 24 30c-27 22-52 46-75 73-22 28-43 58-59 91l-35-17z">
            <text:p/>
          </draw:path>
          <draw:path draw:style-name="gr2" draw:text-style-name="P1" draw:layer="layout" svg:width="0.243cm" svg:height="0.145cm" svg:x="10.52cm" svg:y="8.402cm" svg:viewBox="0 0 244 146" svg:d="m0 79c71-41 150-67 232-79l6 38 6 38c-73 11-143 34-205 70l-19-34z">
            <text:p/>
          </draw:path>
          <draw:path draw:style-name="gr2" draw:text-style-name="P1" draw:layer="layout" svg:width="0.24cm" svg:height="0.106cm" svg:x="10.834cm" svg:y="8.394cm" svg:viewBox="0 0 241 107" svg:d="m0 0h23c73 0 147 11 218 33l-11 37-11 37c-64-20-130-30-196-30-7 0-14 0-21 1l-1-39z">
            <text:p/>
          </draw:path>
          <draw:path draw:style-name="gr2" draw:text-style-name="P1" draw:layer="layout" svg:width="0.234cm" svg:height="0.189cm" svg:x="11.12cm" svg:y="8.455cm" svg:viewBox="0 0 235 190" svg:d="m31 0c74 32 144 77 204 134l-26 28-27 28c-53-51-115-91-182-119l16-36z">
            <text:p/>
          </draw:path>
          <draw:path draw:style-name="gr2" draw:text-style-name="P1" draw:layer="layout" svg:width="0.17cm" svg:height="0.246cm" svg:x="11.352cm" svg:y="8.649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2" draw:text-style-name="P1" draw:layer="layout" svg:width="0.241cm" svg:height="0.115cm" svg:x="11.562cm" svg:y="8.736cm" svg:viewBox="0 0 242 116" svg:d="m0 44c75-28 157-42 240-44l1 39 1 38c-75 2-148 14-216 39l-13-36z">
            <text:p/>
          </draw:path>
          <draw:path draw:style-name="gr2" draw:text-style-name="P1" draw:layer="layout" svg:width="0.242cm" svg:height="0.117cm" svg:x="11.877cm" svg:y="8.738cm" svg:viewBox="0 0 243 118" svg:d="m5 0c81 5 161 21 238 45l-12 36-11 37c-71-22-145-36-220-41l3-39z">
            <text:p/>
          </draw:path>
          <draw:path draw:style-name="gr2" draw:text-style-name="P1" draw:layer="layout" svg:width="0.24cm" svg:height="0.179cm" svg:x="12.167cm" svg:y="8.81cm" svg:viewBox="0 0 241 180" svg:d="m28 0c79 31 151 71 213 118l-24 31-23 31c-56-43-123-80-194-109l14-36z">
            <text:p/>
          </draw:path>
          <draw:path draw:style-name="gr2" draw:text-style-name="P1" draw:layer="layout" svg:width="0.186cm" svg:height="0.232cm" svg:x="12.415cm" svg:y="8.98cm" svg:viewBox="0 0 187 233" svg:d="m54 0c33 32 61 66 83 101 23 36 40 74 50 113l-37 9-38 10c-8-31-22-62-40-91-19-30-43-59-72-86l27-28z">
            <text:p/>
          </draw:path>
          <draw:path draw:style-name="gr2" draw:text-style-name="P1" draw:layer="layout" svg:width="0.154cm" svg:height="0.233cm" svg:x="12.457cm" svg:y="9.278cm" svg:viewBox="0 0 155 234" svg:d="m155 1c-1 39-9 79-25 118-15 38-39 77-71 115l-30-25-29-25c26-31 46-63 59-94 12-30 18-60 19-90l38 1z">
            <text:p/>
          </draw:path>
          <draw:path draw:style-name="gr2" draw:text-style-name="P1" draw:layer="layout" svg:width="0.212cm" svg:height="0.22cm" svg:x="12.468cm" svg:y="9.505cm" svg:viewBox="0 0 213 221" svg:d="m42 0c31 20 62 46 91 77 28 30 55 64 80 102l-33 21-32 21c-22-34-46-65-71-91s-51-48-77-65l21-33z">
            <text:p/>
          </draw:path>
          <draw:path draw:style-name="gr2" draw:text-style-name="P1" draw:layer="layout" svg:width="0.141cm" svg:height="0.242cm" svg:x="12.653cm" svg:y="9.755cm" svg:viewBox="0 0 142 243" svg:d="m69 0c36 72 63 152 73 233l-38 5-38 5c-10-72-34-143-66-208l34-17z">
            <text:p/>
          </draw:path>
          <draw:path draw:style-name="gr2" draw:text-style-name="P1" draw:layer="layout" svg:width="0.134cm" svg:height="0.24cm" svg:x="12.665cm" svg:y="10.069cm" svg:viewBox="0 0 135 241" svg:d="m135 1c-1 42-7 83-18 123-11 41-28 80-52 117l-33-21-32-21c19-30 33-63 43-96 9-33 14-68 15-103l38 1z">
            <text:p/>
          </draw:path>
          <draw:path draw:style-name="gr2" draw:text-style-name="P1" draw:layer="layout" svg:width="0.234cm" svg:height="0.185cm" svg:x="12.443cm" svg:y="10.322cm" svg:viewBox="0 0 235 186" svg:d="m235 54c-26 26-56 51-90 73s-73 42-117 59l-14-36-14-36c38-15 73-32 103-52 29-19 54-39 76-62l28 27z">
            <text:p/>
          </draw:path>
        </draw:g>
        <draw:g>
          <draw:path draw:style-name="gr1" draw:text-style-name="P1" draw:layer="layout" svg:width="4.947cm" svg:height="3.233cm" svg:x="7.155cm" svg:y="3.02cm" svg:viewBox="0 0 4948 3234" svg:d="m4404 2235c605 956-852 881-1303 806-483 320-1088 212-1331-106-386 289-1565 332-1331-532-484-212-724-957 121-1276-284-625 694-970 1210-638 243-745 1296-565 1545 44 605-319 1846 167 1089 638 726 319 726 851 0 1064z">
            <text:p/>
          </draw:path>
          <draw:path draw:style-name="gr2" draw:text-style-name="P1" draw:layer="layout" svg:width="0.208cm" svg:height="0.292cm" svg:x="11.721cm" svg:y="5.374cm" svg:viewBox="0 0 209 293" svg:d="m96 0c58 101 93 193 113 275l-53 8-52 10c-16-75-50-158-104-252l48-20z">
            <text:p/>
          </draw:path>
          <draw:path draw:style-name="gr2" draw:text-style-name="P1" draw:layer="layout" svg:width="0.181cm" svg:height="0.287cm" svg:x="11.761cm" svg:y="5.755cm" svg:viewBox="0 0 182 288" svg:d="m182 0v18c0 54-8 103-24 147-18 46-41 87-73 123l-42-27-43-28c25-29 44-61 56-95 14-37 21-76 21-120v-14l52-3z">
            <text:p/>
          </draw:path>
          <draw:path draw:style-name="gr2" draw:text-style-name="P1" draw:layer="layout" svg:width="0.331cm" svg:height="0.209cm" svg:x="11.434cm" svg:y="6.049cm" svg:viewBox="0 0 332 210" svg:d="m332 70c-40 31-86 59-137 82s-104 42-162 58l-17-45-16-44c52-14 100-32 145-52 44-20 83-42 118-69l35 35z">
            <text:p/>
          </draw:path>
          <draw:path draw:style-name="gr2" draw:text-style-name="P1" draw:layer="layout" svg:width="0.331cm" svg:height="0.129cm" svg:x="11.03cm" svg:y="6.193cm" svg:viewBox="0 0 332 130" svg:d="m332 90c-104 22-214 34-325 40l-3-46-4-47c104-6 210-16 309-37l11 45z">
            <text:p/>
          </draw:path>
          <draw:path draw:style-name="gr2" draw:text-style-name="P1" draw:layer="layout" svg:width="0.324cm" svg:height="0.102cm" svg:x="10.602cm" svg:y="6.226cm" svg:viewBox="0 0 325 103" svg:d="m325 103h-64c-91 0-180-4-261-10l5-46 5-47c78 6 163 10 251 10 20 0 41 0 63-2l1 47z">
            <text:p/>
          </draw:path>
          <draw:path draw:style-name="gr2" draw:text-style-name="P1" draw:layer="layout" svg:width="0.315cm" svg:height="0.176cm" svg:x="10.191cm" svg:y="6.199cm" svg:viewBox="0 0 316 177" svg:d="m302 110c-39-4-73-9-104-14-48 31-98 58-146 81l-26-39-26-42c52-25 104-54 155-86l4-4c7-6 18-6 28-6 2 0 5 0 9 1 34 6 76 11 120 16l-7 46zm-132 30c7 1 14 2 21 3 6-3 12-8 19-12l-30-37z">
            <text:p/>
          </draw:path>
          <draw:path draw:style-name="gr2" draw:text-style-name="P1" draw:layer="layout" svg:width="0.332cm" svg:height="0.173cm" svg:x="9.81cm" svg:y="6.337cm" svg:viewBox="0 0 333 174" svg:d="m333 84c-105 44-211 73-314 90l-9-46-10-46c95-16 192-42 289-82l22 42z">
            <text:p/>
          </draw:path>
          <draw:path draw:style-name="gr2" draw:text-style-name="P1" draw:layer="layout" svg:width="0.332cm" svg:height="0.118cm" svg:x="9.388cm" svg:y="6.406cm" svg:viewBox="0 0 333 119" svg:d="m333 117c-27 1-53 2-81 2-87 0-172-9-252-30l14-44 15-45c70 17 145 27 223 27 25 0 48-2 73-3l4 46z">
            <text:p/>
          </draw:path>
          <draw:path draw:style-name="gr2" draw:text-style-name="P1" draw:layer="layout" svg:width="0.316cm" svg:height="0.235cm" svg:x="9.006cm" svg:y="6.226cm" svg:viewBox="0 0 317 236" svg:d="m274 236c-104-39-197-98-274-173l40-32 40-31c65 65 146 116 237 151l-21 42z">
            <text:p/>
          </draw:path>
          <draw:path draw:style-name="gr2" draw:text-style-name="P1" draw:layer="layout" svg:width="0.332cm" svg:height="0.196cm" svg:x="8.678cm" svg:y="6.163cm" svg:viewBox="0 0 333 197" svg:d="m333 72c-42 29-89 55-141 75s-108 38-166 50l-14-45-12-46c52-11 102-25 147-43s85-39 121-63l32 36z">
            <text:p/>
          </draw:path>
          <draw:path draw:style-name="gr2" draw:text-style-name="P1" draw:layer="layout" svg:width="0.332cm" svg:height="0.102cm" svg:x="8.261cm" svg:y="6.286cm" svg:viewBox="0 0 333 103" svg:d="m333 92c-56 7-112 11-170 11-53 0-108-4-163-10l7-46 7-46c49 5 100 9 149 9 52 0 105-4 155-10l7 46z">
            <text:p/>
          </draw:path>
          <draw:path draw:style-name="gr2" draw:text-style-name="P1" draw:layer="layout" svg:width="0.334cm" svg:height="0.182cm" svg:x="7.84cm" svg:y="6.18cm" svg:viewBox="0 0 335 183" svg:d="m313 183c-110-20-217-55-313-102l26-41 26-40c87 42 184 74 283 92l-11 46z">
            <text:p/>
          </draw:path>
          <draw:path draw:style-name="gr2" draw:text-style-name="P1" draw:layer="layout" svg:width="0.288cm" svg:height="0.267cm" svg:x="7.519cm" svg:y="5.94cm" svg:viewBox="0 0 289 268" svg:d="m226 268c-90-59-168-133-226-221l47-23 45-24c51 77 118 141 197 192l-31 37z">
            <text:p/>
          </draw:path>
          <draw:path draw:style-name="gr2" draw:text-style-name="P1" draw:layer="layout" svg:width="0.155cm" svg:height="0.288cm" svg:x="7.413cm" svg:y="5.608cm" svg:viewBox="0 0 156 289" svg:d="m58 289c-37-82-58-176-58-279v-10h54l53 1v9c0 91 16 173 49 246l-49 17z">
            <text:p/>
          </draw:path>
          <draw:path draw:style-name="gr2" draw:text-style-name="P1" draw:layer="layout" svg:width="0.334cm" svg:height="0.237cm" svg:x="7.194cm" svg:y="5.306cm" svg:viewBox="0 0 335 238" svg:d="m228 200 48 5 5-10-52-6c-1 4-1 8-1 11zm104 11-52-6h-4l-18 33c-95-41-183-100-258-175l40-32 40-31c65 65 141 118 225 153 1 1 2 1 2 3 0 9 15 9 21 16s7 15 7 23c0 3 0 4-2 6 0 4 0 6-1 10z">
            <text:p/>
          </draw:path>
          <draw:path draw:style-name="gr2" draw:text-style-name="P1" draw:layer="layout" svg:width="0.234cm" svg:height="0.29cm" svg:x="6.976cm" svg:y="5cm" svg:viewBox="0 0 235 291" svg:d="m148 291c-63-79-114-168-148-263l49-15 51-13c32 86 77 165 135 236l-44 27z">
            <text:p/>
          </draw:path>
          <draw:path draw:style-name="gr2" draw:text-style-name="P1" draw:layer="layout" svg:width="0.124cm" svg:height="0.293cm" svg:x="6.925cm" svg:y="4.64cm" svg:viewBox="0 0 125 294" svg:d="m22 294c-15-59-22-120-22-182 0-37 3-75 8-112l52 6 54 7c-6 33-8 67-8 99 0 56 6 110 19 164l-51 9z">
            <text:p/>
          </draw:path>
          <draw:path draw:style-name="gr2" draw:text-style-name="P1" draw:layer="layout" svg:width="0.231cm" svg:height="0.29cm" svg:x="6.955cm" svg:y="4.277cm" svg:viewBox="0 0 232 291" svg:d="m0 267c29-93 75-184 147-267l42 29 43 28c-63 73-104 152-129 234l-52-12z">
            <text:p/>
          </draw:path>
          <draw:path draw:style-name="gr2" draw:text-style-name="P1" draw:layer="layout" svg:width="0.315cm" svg:height="0.238cm" svg:x="7.175cm" svg:y="4.028cm" svg:viewBox="0 0 316 239" svg:d="m0 175c70-65 158-124 263-175l26 40 27 41c-97 47-176 100-239 158l-39-32z">
            <text:p/>
          </draw:path>
          <draw:path draw:style-name="gr2" draw:text-style-name="P1" draw:layer="layout" svg:width="0.165cm" svg:height="0.299cm" svg:x="7.483cm" svg:y="3.768cm" svg:viewBox="0 0 166 300" svg:d="m58 216 20 42 34-13-20-42c-11 3-23 8-34 13zm42 84-22-42v0l-14 5c-45-94-64-182-64-263h54 52c0 70 17 146 56 228 3 6 4 11 4 17 0 10-3 17-7 24s-11 12-19 17c-3 1-4 1-7 2-11 4-22 9-33 12z">
            <text:p/>
          </draw:path>
          <draw:path draw:style-name="gr2" draw:text-style-name="P1" draw:layer="layout" svg:width="0.236cm" svg:height="0.282cm" svg:x="7.494cm" svg:y="3.401cm" svg:viewBox="0 0 237 283" svg:d="m0 267c11-54 32-102 59-146s62-85 103-121l37 33 38 32c-34 30-63 64-85 100-23 36-40 76-48 118l-52-8z">
            <text:p/>
          </draw:path>
          <draw:path draw:style-name="gr2" draw:text-style-name="P1" draw:layer="layout" svg:width="0.331cm" svg:height="0.198cm" svg:x="7.743cm" svg:y="3.21cm" svg:viewBox="0 0 332 199" svg:d="m0 124c88-56 192-99 306-124l12 45 14 44c-100 23-192 61-269 110l-31-37z">
            <text:p/>
          </draw:path>
          <draw:path draw:style-name="gr2" draw:text-style-name="P1" draw:layer="layout" svg:width="0.334cm" svg:height="0.104cm" svg:x="8.157cm" svg:y="3.18cm" svg:viewBox="0 0 335 105" svg:d="m0 11c52-7 106-11 158-11 59 0 118 5 177 13l-8 46-10 46c-52-7-106-11-159-11-48 0-95 2-142 9l-8-46z">
            <text:p/>
          </draw:path>
          <draw:path draw:style-name="gr2" draw:text-style-name="P1" draw:layer="layout" svg:width="0.346cm" svg:height="0.224cm" svg:x="8.573cm" svg:y="3.214cm" svg:viewBox="0 0 347 225" svg:d="m29 0c104 25 206 66 296 123l-26 31 48 15c-1 2-1 5-3 6-1 4-2 6-4 10-31 83-11 12-19 16s-18 6-27 6-18-2-26-6c-2-1-3-1-5-2-81-51-170-86-263-109l14-45zm280 115 5-6-3-1-49-14c-1 2-3 5-3 7z">
            <text:p/>
          </draw:path>
          <draw:path draw:style-name="gr2" draw:text-style-name="P1" draw:layer="layout" svg:width="0.277cm" svg:height="0.27cm" svg:x="8.865cm" svg:y="3.029cm" svg:viewBox="0 0 278 271" svg:d="m0 229c26-46 58-88 95-126 35-39 75-73 119-103l32 37 32 37c-37 26-71 55-102 88-31 33-59 70-81 109l-48-20z">
            <text:p/>
          </draw:path>
          <draw:path draw:style-name="gr2" draw:text-style-name="P1" draw:layer="layout" svg:width="0.334cm" svg:height="0.175cm" svg:x="9.172cm" svg:y="2.879cm" svg:viewBox="0 0 335 176" svg:d="m0 95c97-49 206-81 318-95l9 46 8 46c-100 13-196 41-281 84l-27-41z">
            <text:p/>
          </draw:path>
          <draw:path draw:style-name="gr2" draw:text-style-name="P1" draw:layer="layout" svg:width="0.33cm" svg:height="0.128cm" svg:x="9.603cm" svg:y="2.869cm" svg:viewBox="0 0 331 129" svg:d="m0 0h32c100 0 201 13 299 40l-15 44-16 45c-87-24-178-36-268-36-10 0-20 0-29 1l-2-47z">
            <text:p/>
          </draw:path>
          <draw:path draw:style-name="gr2" draw:text-style-name="P1" draw:layer="layout" svg:width="0.321cm" svg:height="0.228cm" svg:x="9.995cm" svg:y="2.943cm" svg:viewBox="0 0 322 229" svg:d="m43 0c101 39 197 93 279 162l-35 33-37 34c-73-61-158-110-250-143l22-44z">
            <text:p/>
          </draw:path>
          <draw:path draw:style-name="gr2" draw:text-style-name="P1" draw:layer="layout" svg:width="0.234cm" svg:height="0.297cm" svg:x="10.314cm" svg:y="3.177cm" svg:viewBox="0 0 235 298" svg:d="m81 0c63 68 117 146 154 235l-25 7 25 39c-9 4-16 7-24 11s-16 6-26 6-18-2-26-6-15-10-20-17c-2-2-2-5-3-7-34-80-81-149-136-209l40-29zm145 221 25-9-1-2-25-41c-8 4-17 7-25 12z">
            <text:p/>
          </draw:path>
          <draw:path draw:style-name="gr2" draw:text-style-name="P1" draw:layer="layout" svg:width="0.331cm" svg:height="0.139cm" svg:x="10.602cm" svg:y="3.282cm" svg:viewBox="0 0 332 140" svg:d="m0 53c103-34 215-51 329-53l2 47 1 46c-103 2-203 17-296 47l-18-44z">
            <text:p/>
          </draw:path>
          <draw:path draw:style-name="gr2" draw:text-style-name="P1" draw:layer="layout" svg:width="0.332cm" svg:height="0.141cm" svg:x="11.034cm" svg:y="3.284cm" svg:viewBox="0 0 333 142" svg:d="m7 0c111 6 221 25 326 54l-16 44-15 44c-98-26-199-43-302-49l4-47z">
            <text:p/>
          </draw:path>
          <draw:path draw:style-name="gr2" draw:text-style-name="P1" draw:layer="layout" svg:width="0.33cm" svg:height="0.216cm" svg:x="11.432cm" svg:y="3.371cm" svg:viewBox="0 0 331 217" svg:d="m38 0c109 37 208 86 293 142l-33 38-32 37c-77-52-169-96-266-131l19-44z">
            <text:p/>
          </draw:path>
          <draw:path draw:style-name="gr2" draw:text-style-name="P1" draw:layer="layout" svg:width="0.256cm" svg:height="0.28cm" svg:x="11.772cm" svg:y="3.576cm" svg:viewBox="0 0 257 281" svg:d="m74 0c45 39 84 80 114 122 31 43 55 89 69 136l-51 11-52 12c-11-37-31-75-55-110-26-36-59-71-99-103l37-34z">
            <text:p/>
          </draw:path>
          <draw:path draw:style-name="gr2" draw:text-style-name="P1" draw:layer="layout" svg:width="0.212cm" svg:height="0.281cm" svg:x="11.829cm" svg:y="3.935cm" svg:viewBox="0 0 213 282" svg:d="m213 1c-2 47-13 95-35 143-20 45-53 92-97 138l-41-30-40-30c36-37 63-76 81-113 16-37 25-73 26-109l52 1z">
            <text:p/>
          </draw:path>
          <draw:path draw:style-name="gr2" draw:text-style-name="P1" draw:layer="layout" svg:width="0.291cm" svg:height="0.266cm" svg:x="11.845cm" svg:y="4.209cm" svg:viewBox="0 0 292 267" svg:d="m58 0c42 24 85 55 124 93 39 36 76 77 110 123l-45 25-44 26c-30-41-63-79-97-110s-70-58-106-79l29-39z">
            <text:p/>
          </draw:path>
          <draw:path draw:style-name="gr2" draw:text-style-name="P1" draw:layer="layout" svg:width="0.194cm" svg:height="0.292cm" svg:x="12.098cm" svg:y="4.511cm" svg:viewBox="0 0 195 293" svg:d="m95 0c49 87 86 183 100 281l-52 6-52 6c-14-87-47-172-91-251l47-20z">
            <text:p/>
          </draw:path>
          <draw:path draw:style-name="gr2" draw:text-style-name="P1" draw:layer="layout" svg:width="0.184cm" svg:height="0.29cm" svg:x="12.115cm" svg:y="4.889cm" svg:viewBox="0 0 185 291" svg:d="m185 1c-1 51-9 100-24 149-16 49-39 96-72 141l-45-26-44-25c26-36 45-76 59-116 12-40 19-82 21-124l52 1z">
            <text:p/>
          </draw:path>
          <draw:path draw:style-name="gr2" draw:text-style-name="P1" draw:layer="layout" svg:width="0.321cm" svg:height="0.223cm" svg:x="11.81cm" svg:y="5.195cm" svg:viewBox="0 0 322 224" svg:d="m322 65c-35 31-76 62-123 88s-100 51-161 71l-19-43-19-43c52-19 100-39 141-63 40-23 74-47 105-75l38 33z">
            <text:p/>
          </draw:path>
        </draw:g>
        <draw:frame draw:style-name="gr3" draw:text-style-name="P1" draw:layer="layout" svg:width="1.5cm" svg:height="2.074cm" svg:x="4.3cm" svg:y="3.226cm">
          <draw:image xlink:href="Pictures/200000CC00001FF800002C19B9D5C6C1.svm" xlink:type="simple" xlink:show="embed" xlink:actuate="onLoad">
            <text:p/>
          </draw:image>
        </draw:frame>
        <draw:frame draw:style-name="gr3" draw:text-style-name="P1" draw:layer="layout" svg:width="2.25cm" svg:height="1.698cm" svg:x="3.8cm" svg:y="6.425cm">
          <draw:image xlink:href="Pictures/20000D4500006E3E000052F86BF85899.svm" xlink:type="simple" xlink:show="embed" xlink:actuate="onLoad">
            <text:p/>
          </draw:image>
        </draw:frame>
        <draw:frame draw:style-name="gr4" draw:text-style-name="P1" draw:layer="layout" svg:width="2.5cm" svg:height="1.65cm" svg:x="4.425cm" svg:y="7.025cm">
          <draw:image xlink:href="Pictures/2000003F000019F8000016E1B25DA732.svm" xlink:type="simple" xlink:show="embed" xlink:actuate="onLoad">
            <text:p/>
          </draw:image>
        </draw:frame>
        <draw:line draw:style-name="gr5" draw:text-style-name="P1" draw:layer="layout" svg:x1="5.8cm" svg:y1="9.425cm" svg:x2="5.8cm" svg:y2="8.3cm">
          <text:p/>
        </draw:line>
        <draw:frame draw:style-name="gr3" draw:text-style-name="P1" draw:layer="layout" svg:width="3.2cm" svg:height="0.3cm" svg:x="8.05cm" svg:y="9.25cm">
          <draw:image xlink:href="Pictures/10000201000004720000006AD3113414.png" xlink:type="simple" xlink:show="embed" xlink:actuate="onLoad">
            <text:p/>
          </draw:image>
        </draw:frame>
        <draw:line draw:style-name="gr5" draw:text-style-name="P1" draw:layer="layout" svg:x1="5.8cm" svg:y1="9.425cm" svg:x2="8.8cm" svg:y2="9.425cm">
          <text:p/>
        </draw:line>
        <draw:line draw:style-name="gr5" draw:text-style-name="P1" draw:layer="layout" svg:x1="7.8cm" svg:y1="6.3cm" svg:x2="7.55cm" svg:y2="6.048cm">
          <text:p/>
        </draw:line>
        <draw:frame draw:style-name="gr6" draw:text-style-name="P2" draw:layer="layout" svg:width="1.823cm" svg:height="0.723cm" svg:x="5.727cm" svg:y="4.202cm">
          <draw:text-box>
            <text:p><text:span text:style-name="T1">Bus S0</text:span></text:p>
          </draw:text-box>
        </draw:frame>
        <draw:frame draw:style-name="gr7" draw:text-style-name="P3" draw:layer="layout" svg:width="1.264cm" svg:height="0.624cm" svg:x="12.286cm" svg:y="8.551cm">
          <draw:text-box>
            <text:p><text:span text:style-name="T2">eth0</text:span></text:p>
          </draw:text-box>
        </draw:frame>
        <draw:frame draw:style-name="gr8" draw:text-style-name="P3" draw:layer="layout" svg:width="1.455cm" svg:height="0.666cm" svg:x="6.55cm" svg:y="7.3cm">
          <draw:text-box>
            <text:p><text:span text:style-name="T2">ippp0</text:span></text:p>
          </draw:text-box>
        </draw:frame>
        <draw:line draw:style-name="gr5" draw:text-style-name="P1" draw:layer="layout" svg:x1="6.7cm" svg:y1="7.55cm" svg:x2="7.55cm" svg:y2="6.05cm">
          <text:p/>
        </draw:line>
        <draw:frame draw:style-name="gr9" draw:text-style-name="P4" draw:layer="layout" svg:width="3.254cm" svg:height="1.073cm" svg:x="7.925cm" svg:y="3.675cm">
          <draw:text-box>
            <text:p text:style-name="P1"><text:span text:style-name="T3">Réseau Étendu</text:span></text:p>
            <text:p text:style-name="P1"><text:span text:style-name="T3">WAN</text:span></text:p>
          </draw:text-box>
        </draw:frame>
        <draw:frame draw:style-name="gr9" draw:text-style-name="P6" draw:layer="layout" svg:width="2.979cm" svg:height="0.625cm" svg:x="4.175cm" svg:y="5.925cm">
          <draw:text-box>
            <text:p text:style-name="P5"><text:span text:style-name="T4">«Serveur PPP»</text:span></text:p>
          </draw:text-box>
        </draw:frame>
        <draw:line draw:style-name="gr10" draw:text-style-name="P1" draw:layer="layout" svg:x1="5.675cm" svg:y1="4.8cm" svg:x2="12.925cm" svg:y2="4.8cm">
          <text:p/>
        </draw:line>
        <draw:line draw:style-name="gr5" draw:text-style-name="P1" draw:layer="layout" svg:x1="7.8cm" svg:y1="6.3cm" svg:x2="8.6cm" svg:y2="4.8cm">
          <text:p/>
        </draw:line>
        <draw:line draw:style-name="gr5" draw:text-style-name="P1" draw:layer="layout" svg:x1="11.3cm" svg:y1="6.3cm" svg:x2="11.55cm" svg:y2="6.048cm">
          <text:p/>
        </draw:line>
        <draw:line draw:style-name="gr5" draw:text-style-name="P1" draw:layer="layout" svg:x1="12.4cm" svg:y1="7.55cm" svg:x2="11.55cm" svg:y2="6.05cm">
          <text:p/>
        </draw:line>
        <draw:line draw:style-name="gr5" draw:text-style-name="P1" draw:layer="layout" svg:x1="11.3cm" svg:y1="6.3cm" svg:x2="10.5cm" svg:y2="4.8cm">
          <text:p/>
        </draw:line>
        <draw:frame draw:style-name="gr3" draw:text-style-name="P1" draw:layer="layout" svg:width="2.25cm" svg:height="1.698cm" svg:x="12.3cm" svg:y="6.425cm">
          <draw:image xlink:href="Pictures/20000D4500006E3E000052F86BF85899.svm" xlink:type="simple" xlink:show="embed" xlink:actuate="onLoad">
            <text:p/>
          </draw:image>
        </draw:frame>
        <draw:frame draw:style-name="gr3" draw:text-style-name="P1" draw:layer="layout" svg:width="2.5cm" svg:height="2.2cm" svg:x="11.9cm" svg:y="6.475cm">
          <draw:image xlink:href="Pictures/2000003F000019F8000016E1F6640E0E.svm" xlink:type="simple" xlink:show="embed" xlink:actuate="onLoad">
            <text:p/>
          </draw:image>
        </draw:frame>
        <draw:frame draw:style-name="gr8" draw:text-style-name="P3" draw:layer="layout" svg:width="1.455cm" svg:height="0.666cm" svg:x="11.051cm" svg:y="7.3cm">
          <draw:text-box>
            <text:p><text:span text:style-name="T2">ippp0</text:span></text:p>
          </draw:text-box>
        </draw:frame>
        <draw:line draw:style-name="gr5" draw:text-style-name="P1" draw:layer="layout" svg:x1="10.3cm" svg:y1="9.425cm" svg:x2="13.3cm" svg:y2="9.425cm">
          <text:p/>
        </draw:line>
        <draw:line draw:style-name="gr5" draw:text-style-name="P1" draw:layer="layout" svg:x1="13.3cm" svg:y1="9.426cm" svg:x2="13.3cm" svg:y2="8.301cm">
          <text:p/>
        </draw:line>
        <draw:frame draw:style-name="gr7" draw:text-style-name="P3" draw:layer="layout" svg:width="1.264cm" svg:height="0.624cm" svg:x="5.586cm" svg:y="8.551cm">
          <draw:text-box>
            <text:p><text:span text:style-name="T2">eth0</text:span></text:p>
          </draw:text-box>
        </draw:frame>
        <draw:frame draw:style-name="gr9" draw:text-style-name="P4" draw:layer="layout" svg:width="3.889cm" svg:height="0.662cm" svg:x="7.675cm" svg:y="8.752cm">
          <draw:text-box>
            <text:p text:style-name="P1"><text:span text:style-name="T3">Réseau Local LAN</text:span></text:p>
          </draw:text-box>
        </draw:frame>
        <draw:frame draw:style-name="gr11" draw:text-style-name="P4" draw:layer="layout" svg:width="2.447cm" svg:height="0.662cm" svg:x="10.228cm" svg:y="10.388cm">
          <draw:text-box>
            <text:p text:style-name="P1"><text:span text:style-name="T3">Internet</text:span></text:p>
          </draw:text-box>
        </draw:frame>
        <draw:frame draw:style-name="gr9" draw:text-style-name="P6" draw:layer="layout" svg:width="2.788cm" svg:height="0.625cm" svg:x="11.676cm" svg:y="5.926cm">
          <draw:text-box>
            <text:p text:style-name="P5"><text:span text:style-name="T4">«Client PPP»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0-17T21:24:10</dc:date>
    <meta:editing-duration>PT5H42M42S</meta:editing-duration>
    <meta:editing-cycles>16</meta:editing-cycles>
    <meta:generator>LibreOffice/3.4$Unix LibreOffice_project/340m1$Build-302</meta:generator>
    <meta:document-statistic meta:object-count="107"/>
  </office:meta>
</office:document-meta>
</file>